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768a" officeooo:paragraph-rsid="000a768a" style:font-weight-asian="bold" style:font-weight-complex="bold"/>
    </style:style>
    <style:style style:name="P2" style:family="paragraph" style:parent-style-name="Standard">
      <style:text-properties fo:font-weight="normal" officeooo:rsid="000a768a" officeooo:paragraph-rsid="000a768a" style:font-weight-asian="normal" style:font-weight-complex="normal"/>
    </style:style>
    <style:style style:name="P3" style:family="paragraph" style:parent-style-name="Standard" style:list-style-name="L3">
      <style:text-properties fo:font-weight="normal" officeooo:rsid="000a768a" officeooo:paragraph-rsid="000a768a" style:font-weight-asian="normal" style:font-weight-complex="normal"/>
    </style:style>
    <style:style style:name="P4" style:family="paragraph" style:parent-style-name="Standard" style:list-style-name="L4">
      <style:text-properties fo:font-weight="normal" officeooo:rsid="000a768a" officeooo:paragraph-rsid="000a768a" style:font-weight-asian="normal" style:font-weight-complex="normal"/>
    </style:style>
    <style:style style:name="P5" style:family="paragraph" style:parent-style-name="Standard" style:list-style-name="L4">
      <style:text-properties fo:font-weight="normal" officeooo:rsid="000a768a" officeooo:paragraph-rsid="000b4af4" style:font-weight-asian="normal" style:font-weight-complex="normal"/>
    </style:style>
    <style:style style:name="P6" style:family="paragraph" style:parent-style-name="Standard" style:list-style-name="L4">
      <style:text-properties fo:font-weight="normal" officeooo:rsid="000b91ec" officeooo:paragraph-rsid="000b91ec" style:font-weight-asian="normal" style:font-weight-complex="normal"/>
    </style:style>
    <style:style style:name="P7" style:family="paragraph" style:parent-style-name="Standard" style:list-style-name="L3">
      <style:text-properties fo:font-weight="normal" officeooo:rsid="000d2e57" officeooo:paragraph-rsid="000d2e57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0edef9" officeooo:paragraph-rsid="000edef9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0f03c5" officeooo:paragraph-rsid="000f03c5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10489a" officeooo:paragraph-rsid="0010489a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11f393" officeooo:paragraph-rsid="0011f393" style:font-weight-asian="normal" style:font-weight-complex="normal"/>
    </style:style>
    <style:style style:name="T1" style:family="text">
      <style:text-properties officeooo:rsid="000b4af4"/>
    </style:style>
    <style:style style:name="T2" style:family="text">
      <style:text-properties officeooo:rsid="000ce297"/>
    </style:style>
    <style:style style:name="T3" style:family="text">
      <style:text-properties officeooo:rsid="0011f39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sources included in application:</text:p>
      <text:p text:style-name="P1"/>
      <text:list xml:id="list4174061243" text:style-name="L3">
        <text:list-item>
          <text:p text:style-name="P3">Venture Source - startups founding / financing info</text:p>
          <text:list>
            <text:list-item>
              <text:p text:style-name="P3">Identify parent-spinout relationships between firms</text:p>
            </text:list-item>
          </text:list>
        </text:list-item>
        <text:list-item>
          <text:p text:style-name="P3">LBD</text:p>
          <text:list>
            <text:list-item>
              <text:p text:style-name="P7">Have codebook</text:p>
            </text:list-item>
          </text:list>
        </text:list-item>
        <text:list-item>
          <text:p text:style-name="P3">SIRD, BRDIS, BRDI-M - R&amp;D Survey</text:p>
          <text:list>
            <text:list-item>
              <text:p text:style-name="P7">Have codebook for BRDIS</text:p>
            </text:list-item>
          </text:list>
        </text:list-item>
        <text:list-item>
          <text:p text:style-name="P3">ABS - Annual Business Survey</text:p>
          <text:list>
            <text:list-item>
              <text:p text:style-name="P7">Trouble finding - what exactly is this? Has it actually been collected yet? Doesn't it replace BRDIS, etc.?</text:p>
            </text:list-item>
          </text:list>
        </text:list-item>
        <text:list-item>
          <text:p text:style-name="P3">CWH - Census of Wholesale Trade</text:p>
          <text:list>
            <text:list-item>
              <text:p text:style-name="P8">Have codebook</text:p>
            </text:list-item>
          </text:list>
        </text:list-item>
        <text:list-item>
          <text:p text:style-name="P3">SSL - Standard Statistical Establishment Listing</text:p>
          <text:list>
            <text:list-item>
              <text:p text:style-name="P3">Used to match USPTO and Census datasets</text:p>
            </text:list-item>
          </text:list>
        </text:list-item>
        <text:list-item>
          <text:p text:style-name="P3">ACES - Annual Capital Expenditures Survey</text:p>
          <text:list>
            <text:list-item>
              <text:p text:style-name="P7">Have codebook</text:p>
            </text:list-item>
          </text:list>
        </text:list-item>
        <text:list-item>
          <text:p text:style-name="P3">CRT - Census of Retail Trade</text:p>
          <text:list>
            <text:list-item>
              <text:p text:style-name="P9">Have codebook</text:p>
            </text:list-item>
          </text:list>
        </text:list-item>
        <text:list-item>
          <text:p text:style-name="P3">CSR - Census of Services</text:p>
          <text:list>
            <text:list-item>
              <text:p text:style-name="P9">Have codebook</text:p>
            </text:list-item>
          </text:list>
        </text:list-item>
        <text:list-item>
          <text:p text:style-name="P10">Economic Censuses<text:span text:style-name="T3"> - access codebooks by looking into "Economic Census" website</text:span></text:p>
          <text:list>
            <text:list-item>
              <text:p text:style-name="P10">CWH - Census of Wholesale Trade</text:p>
            </text:list-item>
            <text:list-item>
              <text:p text:style-name="P10">CRT - Census of Retail Trade</text:p>
            </text:list-item>
            <text:list-item>
              <text:p text:style-name="P10">CSR - Census of Services</text:p>
            </text:list-item>
            <text:list-item>
              <text:p text:style-name="P11">AUX - Census of Auxiliaries</text:p>
            </text:list-item>
          </text:list>
        </text:list-item>
        <text:list-item>
          <text:p text:style-name="P3">CFS - Commodity Flow Survey</text:p>
          <text:list>
            <text:list-item>
              <text:p text:style-name="P11">Have codebook</text:p>
            </text:list-item>
          </text:list>
        </text:list-item>
        <text:list-item>
          <text:p text:style-name="P3">LFITD - Longitudinal Firm Trade Transactions Database</text:p>
          <text:list>
            <text:list-item>
              <text:p text:style-name="P11">Have codebook</text:p>
            </text:list-item>
          </text:list>
        </text:list-item>
      </text:list>
      <text:p text:style-name="P2"/>
      <text:p text:style-name="P1">What I need:</text:p>
      <text:p text:style-name="P1"/>
      <text:list xml:id="list4262703118" text:style-name="L4">
        <text:list-item>
          <text:p text:style-name="P4">Dataset on non-compete enforcement score by state-year from Starr 2016, "Consider This..."</text:p>
          <text:list>
            <text:list-item>
              <text:p text:style-name="P4">Based on Bishara 2011, but modified using factor analysis to separate variation in enforcement into "consideration-related" and "non-consideration-related".</text:p>
            </text:list-item>
            <text:list-item>
              <text:p text:style-name="P5">The former appears to drive negative worker outcomes in enforcing states</text:p>
            </text:list-item>
            <text:list-item>
              <text:p text:style-name="P5"><text:span text:style-name="T1">S</text:span>imilar study has not been done exploring effect on spinout / business dynamics outcomes</text:p>
            </text:list-item>
            <text:list-item>
              <text:p text:style-name="P6">Should be easy to add <text:span text:style-name="T2">to application eventually </text:span>since it does not create any identifying information so no ethical issue...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1:26:56.766000000</meta:creation-date>
    <dc:date>2018-06-08T14:41:56.250000000</dc:date>
    <meta:editing-duration>P1DT3H4M14S</meta:editing-duration>
    <meta:editing-cycles>10</meta:editing-cycles>
    <meta:generator>LibreOffice/6.0.4.2$Windows_X86_64 LibreOffice_project/9b0d9b32d5dcda91d2f1a96dc04c645c450872bf</meta:generator>
    <meta:document-statistic meta:table-count="0" meta:image-count="0" meta:object-count="0" meta:page-count="1" meta:paragraph-count="34" meta:word-count="257" meta:character-count="1475" meta:non-whitespace-character-count="1284"/>
  </office:meta>
</office:document-meta>
</file>